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8fb98" draw:fill-color="#98fb98" draw:textarea-horizontal-align="justify" draw:textarea-vertical-align="middle" draw:auto-grow-height="false" fo:min-height="9.181cm" fo:min-width="5.763cm"/>
      <style:paragraph-properties style:writing-mode="lr-tb"/>
    </style:style>
    <style:style style:name="gr2" style:family="graphic" style:parent-style-name="standard">
      <style:graphic-properties svg:stroke-color="#ffb6c1" draw:fill-color="#ffb6c1" draw:textarea-horizontal-align="justify" draw:textarea-vertical-align="middle" draw:auto-grow-height="false" fo:min-height="9.307cm" fo:min-width="7.671cm"/>
      <style:paragraph-properties style:writing-mode="lr-tb"/>
    </style:style>
    <style:style style:name="gr3" style:family="graphic" style:parent-style-name="standard">
      <style:graphic-properties draw:stroke="none" svg:stroke-color="#131324" draw:fill="none" fo:min-height="0.252cm"/>
      <style:paragraph-properties style:writing-mode="lr-tb"/>
    </style:style>
    <style:style style:name="gr4" style:family="graphic" style:parent-style-name="standard">
      <style:graphic-properties draw:stroke="none" svg:stroke-color="#131324" draw:fill="none" fo:min-height="0.551cm"/>
      <style:paragraph-properties style:writing-mode="lr-tb"/>
    </style:style>
    <style:style style:name="gr5" style:family="graphic" style:parent-style-name="standard">
      <style:graphic-properties draw:stroke="none" svg:stroke-color="#131324" draw:fill="none" fo:min-height="0cm"/>
      <style:paragraph-properties style:writing-mode="lr-tb"/>
    </style:style>
    <style:style style:name="gr6" style:family="graphic" style:parent-style-name="standard">
      <style:graphic-properties draw:stroke="none" svg:stroke-color="#131324" draw:fill="none" fo:min-height="0.087cm"/>
      <style:paragraph-properties style:writing-mode="lr-tb"/>
    </style:style>
    <style:style style:name="gr7" style:family="graphic" style:parent-style-name="standard">
      <style:graphic-properties draw:stroke="none" svg:stroke-color="#131324" draw:fill="none" fo:min-height="0.022cm"/>
      <style:paragraph-properties style:writing-mode="lr-tb"/>
    </style:style>
    <style:style style:name="gr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131324" draw:fill="none" fo:min-height="0.2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98fb98"/>
      <style:paragraph-properties fo:text-align="center" style:writing-mode="lr-tb"/>
      <style:text-properties style:font-name="Forgotten Futurist Rg"/>
    </style:style>
    <style:style style:name="P2" style:family="paragraph">
      <loext:graphic-properties draw:fill-color="#ffb6c1"/>
      <style:paragraph-properties fo:text-align="center" style:writing-mode="lr-tb"/>
      <style:text-properties style:font-name="Forgotten Futurist Rg"/>
    </style:style>
    <style:style style:name="P3" style:family="paragraph">
      <style:paragraph-properties fo:text-align="end"/>
      <style:text-properties style:font-name="Forgotten Futurist Rg"/>
    </style:style>
    <style:style style:name="P4" style:family="paragraph">
      <loext:graphic-properties draw:fill="none"/>
      <style:paragraph-properties fo:text-align="end" style:writing-mode="lr-tb"/>
      <style:text-properties style:font-name="Forgotten Futurist Rg"/>
    </style:style>
    <style:style style:name="P5" style:family="paragraph">
      <style:text-properties style:font-name="Forgotten Futurist Rg"/>
    </style:style>
    <style:style style:name="P6" style:family="paragraph">
      <loext:graphic-properties draw:fill="none"/>
      <style:paragraph-properties style:writing-mode="lr-tb"/>
      <style:text-properties style:font-name="Forgotten Futurist Rg"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Forgotten Futurist Rg"/>
    </style:style>
    <style:style style:name="P8" style:family="paragraph">
      <style:text-properties style:font-name="Forgotten Futurist Rg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Forgotten Futurist Rg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55cm" svg:height="13.335cm" svg:x="0.835cm" svg:y="1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.555cm" svg:height="13.513cm" svg:x="14.63cm" svg:y="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" draw:id="id3" draw:layer="layout" svg:width="3.175cm" svg:height="1.013cm" svg:x="3.74cm" svg:y="9.108cm">
          <draw:text-box>
            <text:p text:style-name="P3">Curiosity</text:p>
          </draw:text-box>
        </draw:frame>
        <draw:frame draw:style-name="gr4" draw:text-style-name="P6" xml:id="id11" draw:id="id11" draw:layer="layout" svg:width="10.16cm" svg:height="0.924cm" svg:x="16.51cm" svg:y="6.908cm">
          <draw:text-box>
            <text:p text:style-name="P5"><text:span text:style-name="T1">Doctorate in Waste Management</text:span></text:p>
          </draw:text-box>
        </draw:frame>
        <draw:frame draw:style-name="gr5" draw:text-style-name="P6" xml:id="id9" draw:id="id9" draw:layer="layout" svg:width="10.16cm" svg:height="0.924cm" svg:x="16.51cm" svg:y="5.409cm">
          <draw:text-box>
            <text:p text:style-name="P5"><text:span text:style-name="T1">Master in Data Science</text:span></text:p>
          </draw:text-box>
        </draw:frame>
        <draw:frame draw:style-name="gr6" draw:text-style-name="P4" xml:id="id5" draw:id="id5" draw:layer="layout" svg:width="5.58cm" svg:height="1.013cm" svg:x="1.305cm" svg:y="5.408cm">
          <draw:text-box>
            <text:p text:style-name="P3">Problem Solving</text:p>
          </draw:text-box>
        </draw:frame>
        <draw:frame draw:style-name="gr7" draw:text-style-name="P4" xml:id="id10" draw:id="id10" draw:layer="layout" svg:width="3.175cm" svg:height="1.013cm" svg:x="3.741cm" svg:y="7.508cm">
          <draw:text-box>
            <text:p text:style-name="P3">Creativity</text:p>
          </draw:text-box>
        </draw:frame>
        <draw:frame draw:style-name="gr5" draw:text-style-name="P4" xml:id="id8" draw:id="id8" draw:layer="layout" svg:width="5.58cm" svg:height="1.013cm" svg:x="1.305cm" svg:y="3.408cm">
          <draw:text-box>
            <text:p text:style-name="P3">Critical Thinking</text:p>
          </draw:text-box>
        </draw:frame>
        <draw:frame draw:style-name="gr5" draw:text-style-name="P6" xml:id="id4" draw:id="id4" draw:layer="layout" svg:width="10.16cm" svg:height="0.924cm" svg:x="16.51cm" svg:y="3.509cm">
          <draw:text-box>
            <text:p text:style-name="P5"><text:span text:style-name="T1">Doctorate in High-</text:span><text:span text:style-name="T1">Energy Physics</text:span></text:p>
          </draw:text-box>
        </draw:frame>
        <draw:frame draw:style-name="gr5" draw:text-style-name="P6" xml:id="id2" draw:id="id2" draw:layer="layout" svg:width="10.16cm" svg:height="0.924cm" svg:x="16.51cm" svg:y="8.71cm">
          <draw:text-box>
            <text:p text:style-name="P5"><text:span text:style-name="T1">Master in Business Administration</text:span></text:p>
          </draw:text-box>
        </draw:frame>
        <draw:frame draw:style-name="gr5" draw:text-style-name="P4" xml:id="id1" draw:id="id1" draw:layer="layout" svg:width="5.58cm" svg:height="1.013cm" svg:x="1.305cm" svg:y="10.708cm">
          <draw:text-box>
            <text:p text:style-name="P3">Negotiation</text:p>
          </draw:text-box>
        </draw:frame>
        <draw:connector draw:style-name="gr8" draw:text-style-name="P7" draw:layer="layout" draw:type="line" svg:x1="6.885cm" svg:y1="11.214cm" svg:x2="16.51cm" svg:y2="9.172cm" draw:start-shape="id1" draw:start-glue-point="1" draw:end-shape="id2" draw:end-glue-point="3" svg:d="M6885 11214l9625-2042" svg:viewBox="0 0 9626 2043">
          <text:p/>
        </draw:connector>
        <draw:connector draw:style-name="gr8" draw:text-style-name="P7" draw:layer="layout" draw:type="line" svg:x1="6.915cm" svg:y1="9.614cm" svg:x2="16.51cm" svg:y2="3.971cm" draw:start-shape="id3" draw:start-glue-point="1" draw:end-shape="id4" draw:end-glue-point="3" svg:d="M6915 9614l9595-5643" svg:viewBox="0 0 9596 5644">
          <text:p/>
        </draw:connector>
        <draw:frame draw:style-name="gr9" draw:text-style-name="P6" xml:id="id6" draw:id="id6" draw:layer="layout" svg:width="10.795cm" svg:height="0.924cm" svg:x="16.51cm" svg:y="10.61cm">
          <draw:text-box>
            <text:p text:style-name="P5"><text:span text:style-name="T1">Specialization in </text:span><text:span text:style-name="T1">Maxillofacial Dentistry</text:span></text:p>
          </draw:text-box>
        </draw:frame>
        <draw:connector draw:style-name="gr8" draw:text-style-name="P7" draw:layer="layout" draw:type="line" svg:x1="6.885cm" svg:y1="5.914cm" svg:x2="16.51cm" svg:y2="11.072cm" draw:start-shape="id5" draw:start-glue-point="1" draw:end-shape="id6" draw:end-glue-point="3" svg:d="M6885 5914l9625 5158" svg:viewBox="0 0 9626 5159">
          <text:p/>
        </draw:connector>
        <draw:frame draw:style-name="gr5" draw:text-style-name="P4" xml:id="id7" draw:id="id7" draw:layer="layout" svg:width="5.58cm" svg:height="1.013cm" svg:x="1.305cm" svg:y="12.708cm">
          <draw:text-box>
            <text:p text:style-name="P3">Empathy</text:p>
          </draw:text-box>
        </draw:frame>
        <draw:connector draw:style-name="gr8" draw:text-style-name="P7" draw:layer="layout" draw:type="line" svg:x1="6.885cm" svg:y1="13.214cm" svg:x2="16.51cm" svg:y2="11.072cm" draw:start-shape="id7" draw:start-glue-point="1" draw:end-shape="id6" svg:d="M6885 13214l9625-2142" svg:viewBox="0 0 9626 2143">
          <text:p/>
        </draw:connector>
        <draw:connector draw:style-name="gr8" draw:text-style-name="P7" draw:layer="layout" draw:type="line" svg:x1="6.885cm" svg:y1="3.914cm" svg:x2="16.51cm" svg:y2="5.871cm" draw:start-shape="id8" draw:start-glue-point="1" draw:end-shape="id9" draw:end-glue-point="3" svg:d="M6885 3914l9625 1957" svg:viewBox="0 0 9626 1958">
          <text:p/>
        </draw:connector>
        <draw:connector draw:style-name="gr8" draw:text-style-name="P7" draw:layer="layout" draw:type="line" svg:x1="6.916cm" svg:y1="8.014cm" svg:x2="16.51cm" svg:y2="5.871cm" draw:start-shape="id10" draw:start-glue-point="1" draw:end-shape="id9" draw:end-glue-point="3" svg:d="M6916 8014l9594-2143" svg:viewBox="0 0 9595 2144">
          <text:p/>
        </draw:connector>
        <draw:connector draw:style-name="gr8" draw:text-style-name="P7" draw:layer="layout" draw:type="line" svg:x1="6.885cm" svg:y1="3.914cm" svg:x2="16.51cm" svg:y2="7.37cm" draw:start-shape="id8" draw:end-shape="id11" svg:d="M6885 3914l9625 3456" svg:viewBox="0 0 9626 3457">
          <text:p/>
        </draw:connector>
        <draw:connector draw:style-name="gr8" draw:text-style-name="P7" draw:layer="layout" draw:type="line" svg:x1="6.885cm" svg:y1="3.914cm" svg:x2="16.51cm" svg:y2="3.971cm" draw:start-shape="id8" draw:start-glue-point="1" draw:end-shape="id4" svg:d="M6885 3914l9625 57" svg:viewBox="0 0 9626 58">
          <text:p/>
        </draw:connector>
        <draw:connector draw:style-name="gr8" draw:text-style-name="P7" draw:layer="layout" draw:type="line" svg:x1="6.885cm" svg:y1="3.914cm" svg:x2="16.51cm" svg:y2="9.172cm" draw:start-shape="id8" draw:end-shape="id2" draw:end-glue-point="3" svg:d="M6885 3914l9625 5258" svg:viewBox="0 0 9626 5259">
          <text:p/>
        </draw:connector>
        <draw:connector draw:style-name="gr8" draw:text-style-name="P7" draw:layer="layout" draw:type="line" svg:x1="6.885cm" svg:y1="5.914cm" svg:x2="16.51cm" svg:y2="3.971cm" draw:start-shape="id5" draw:end-shape="id4" svg:d="M6885 5914l9625-1943" svg:viewBox="0 0 9626 1944">
          <text:p/>
        </draw:connector>
        <draw:connector draw:style-name="gr8" draw:text-style-name="P7" draw:layer="layout" draw:type="line" svg:x1="6.885cm" svg:y1="5.914cm" svg:x2="16.51cm" svg:y2="5.871cm" draw:start-shape="id5" draw:end-shape="id9" svg:d="M6885 5914l9625-43" svg:viewBox="0 0 9626 44">
          <text:p/>
        </draw:connector>
        <draw:connector draw:style-name="gr8" draw:text-style-name="P7" draw:layer="layout" draw:type="line" svg:x1="6.916cm" svg:y1="8.014cm" svg:x2="16.51cm" svg:y2="7.37cm" draw:start-shape="id10" draw:end-shape="id11" svg:d="M6916 8014l9594-644" svg:viewBox="0 0 9595 645">
          <text:p/>
        </draw:connector>
        <draw:frame draw:style-name="gr9" draw:text-style-name="P6" xml:id="id12" draw:id="id12" draw:layer="layout" svg:width="10.795cm" svg:height="0.924cm" svg:x="16.511cm" svg:y="12.41cm">
          <draw:text-box>
            <text:p text:style-name="P5"><text:span text:style-name="T1">Specialization in Human Resources</text:span></text:p>
          </draw:text-box>
        </draw:frame>
        <draw:connector draw:style-name="gr8" draw:text-style-name="P7" draw:layer="layout" draw:type="line" svg:x1="6.885cm" svg:y1="13.214cm" svg:x2="16.511cm" svg:y2="12.872cm" draw:start-shape="id7" draw:end-shape="id12" svg:d="M6885 13214l9626-342" svg:viewBox="0 0 9627 343">
          <text:p/>
        </draw:connector>
        <draw:connector draw:style-name="gr8" draw:text-style-name="P7" draw:layer="layout" draw:type="line" svg:x1="6.885cm" svg:y1="11.214cm" svg:x2="16.511cm" svg:y2="12.872cm" draw:start-shape="id1" draw:end-shape="id12" svg:d="M6885 11214l9626 1658" svg:viewBox="0 0 9627 1659">
          <text:p/>
        </draw:connector>
        <draw:frame draw:style-name="gr10" draw:text-style-name="P9" draw:layer="layout" svg:width="22.495cm" svg:height="1.953cm" svg:x="3.54cm" svg:y="0.535cm">
          <draw:text-box>
            <text:p text:style-name="P8"><text:span text:style-name="T2">Soft Skills </text:span><text:span text:style-name="T2"><text:s text:c="22"/></text:span><text:span text:style-name="T2"><text:s text:c="22"/></text:span><text:span text:style-name="T2"><text:s text:c="22"/></text:span><text:span text:style-name="T2"><text:s text:c="20"/></text:span><text:span text:style-name="T2">Graduate </text:span><text:span text:style-name="T2">Program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6T08:53:49.086727424</meta:creation-date>
    <meta:editing-duration>PT10H41M</meta:editing-duration>
    <meta:editing-cycles>3</meta:editing-cycles>
    <meta:generator>LibreOffice/7.3.7.2$Linux_X86_64 LibreOffice_project/30$Build-2</meta:generator>
    <dc:date>2023-07-07T23:11:37.601106646</dc:date>
    <meta:document-statistic meta:object-count="52"/>
  </office:meta>
</office:document-meta>
</file>